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Ollama</text:p>
          </table:table-cell>
          <table:table-cell table:style-name="ce1" office:value-type="string" calcext:value-type="string">
            <text:p>OpenAI</text:p>
          </table:table-cell>
          <table:table-cell table:style-name="ce1" office:value-type="string" calcext:value-type="string">
            <text:p>MistralAI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sponseFormat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Kee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Predic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pP</text:p>
          </table:table-cell>
          <table:table-cell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fsZ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ypical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peatLast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peatPenalty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esencePenalty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requencyPenalty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Tau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Et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enalizeNewlin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Ct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Batch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Gq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Gpu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inGpu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wVra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16KV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gitsAl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ocabOnly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Mma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Mlo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mbeddingOnly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peFrequencyBas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peFrequencySca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Thread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xTokens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gitBias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unctionCall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feMode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9:11:17.3026195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9:04:51.271521357</meta:creation-date>
    <dc:date>2024-01-25T19:15:11.074784656</dc:date>
    <meta:editing-duration>PT9M17S</meta:editing-duration>
    <meta:editing-cycles>3</meta:editing-cycles>
    <meta:generator>LibreOffice/7.6.4.1$Linux_X86_64 LibreOffice_project/60$Build-1</meta:generator>
    <meta:document-statistic meta:table-count="1" meta:cell-count="172" meta:object-count="0"/>
  </office:meta>
</office:document-meta>
</file>